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ip-path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8:55:26.303325961</meta:creation-date>
    <dc:date>2022-07-23T18:55:55.570649043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4.2$Linux_X86_64 LibreOffice_project/30$Build-2</meta:generator>
  </office:meta>
</office:document-meta>
</file>